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pple-system-font" svg:font-family="apple-system-font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rsid="00244e6f" officeooo:paragraph-rsid="00244e6f"/>
    </style:style>
    <style:style style:name="P3" style:family="paragraph" style:parent-style-name="Standard">
      <style:text-properties officeooo:rsid="0028c906" officeooo:paragraph-rsid="0028c906"/>
    </style:style>
    <style:style style:name="P4" style:family="paragraph" style:parent-style-name="Standard">
      <style:text-properties officeooo:rsid="002a5d0e" officeooo:paragraph-rsid="002a5d0e"/>
    </style:style>
    <style:style style:name="P5" style:family="paragraph" style:parent-style-name="Standard">
      <style:text-properties officeooo:rsid="002b99b8" officeooo:paragraph-rsid="002b99b8"/>
    </style:style>
    <style:style style:name="P6" style:family="paragraph" style:parent-style-name="Standard">
      <style:text-properties officeooo:rsid="002d6b75" officeooo:paragraph-rsid="002d6b75"/>
    </style:style>
    <style:style style:name="P7" style:family="paragraph" style:parent-style-name="Standard" style:list-style-name="L6">
      <style:text-properties officeooo:rsid="002d6b75" officeooo:paragraph-rsid="002d6b75"/>
    </style:style>
    <style:style style:name="P8" style:family="paragraph" style:parent-style-name="Standard" style:list-style-name="L7">
      <style:text-properties officeooo:rsid="002d6b75" officeooo:paragraph-rsid="002d6b75"/>
    </style:style>
    <style:style style:name="P9" style:family="paragraph" style:parent-style-name="Standard">
      <style:text-properties officeooo:paragraph-rsid="002d6b75"/>
    </style:style>
    <style:style style:name="P10" style:family="paragraph" style:parent-style-name="Text_20_body">
      <style:text-properties fo:font-variant="normal" fo:text-transform="none" style:font-name="apple-system-font" fo:font-size="6.75pt" fo:letter-spacing="normal" fo:font-style="normal" fo:font-weight="normal" officeooo:rsid="00252558" officeooo:paragraph-rsid="00252558"/>
    </style:style>
    <style:style style:name="T1" style:family="text">
      <style:text-properties officeooo:rsid="002b99b8"/>
    </style:style>
    <style:style style:name="T2" style:family="text">
      <style:text-properties officeooo:rsid="002d6b75"/>
    </style:style>
    <style:style style:name="T3" style:family="text">
      <style:text-properties fo:font-variant="normal" fo:text-transform="none" fo:color="#333d47" style:font-name="arial" fo:font-size="7.90000009536743pt" fo:letter-spacing="normal" fo:font-style="normal" fo:font-weight="normal"/>
    </style:style>
    <style:style style:name="T4" style:family="text">
      <style:text-properties fo:font-variant="normal" fo:text-transform="none" fo:color="#333d47" style:font-name="arial" fo:font-size="7.90000009536743pt" fo:letter-spacing="normal" fo:font-style="normal" fo:font-weight="normal" officeooo:rsid="002d6b7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2">B</text:span>aşla</text:p>
      <text:p text:style-name="P4">2. <text:s/><text:span text:style-name="T1">YAZ “fahrenheit giriniz”</text:span></text:p>
      <text:p text:style-name="P5">3. OKU <text:span text:style-name="T2">f</text:span></text:p>
      <text:p text:style-name="P9"><text:span text:style-name="T2">4. c= (f-32)/1.8</text:span></text:p>
      <text:p text:style-name="P6">5. YAZ c</text:p>
      <text:p text:style-name="P6">6. Bitir</text:p>
      <text:p text:style-name="P6"/>
      <text:p text:style-name="P2"/>
      <text:p text:style-name="P3"/>
      <text:p text:style-name="P2"/>
      <text:p text:style-name="P2"/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pple-system-font" svg:font-family="apple-system-font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7T14:40:54.488235563</dc:date>
    <meta:editing-duration>PT21H51M30S</meta:editing-duration>
    <meta:editing-cycles>8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6" meta:word-count="17" meta:character-count="76" meta:non-whitespace-character-count="64"/>
  </office:meta>
</office:document-meta>
</file>